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eckAuthorisationMethodBinding.invoke( FacesContext facesContext , Object [ ] object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heckAuthorisationMethodBinding.restoreState( FacesContext facesContext , Object saved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eckAuthorisationMethodBinding.isAuthorized( FacesContext facesContext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">
            <text:p text:style-name="Table_20_Contents">1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CheckAuthorisationMethodBinding.setTransient( boolean boo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heckAuthorisationMethodBinding.CheckAuthorisationMethodBinding( MethodBinding methodBin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eckAuthorisationMethodBinding.getSecurityAnnotation( FacesContext facesContex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CheckAuthorisationMethodBinding.CheckAuthorisationMethodBin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heckAuthorisationMethodBinding.isTransi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eckAuthorisationMethodBinding.getExpression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eckAuthorisationMethodBinding.saveState( FacesContext faces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heckAuthorisationMethodBinding.getType( FacesContext faces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eckAuthorisationMethodBinding.getSecurityAnnotations( AnnotatedElement annotatedElem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